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02b85" officeooo:paragraph-rsid="00102b85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-----------+-----------+------+-----+-------------------+-----------------------------+</text:p>
      <text:p text:style-name="P1">| Field <text:s text:c="4"/>| Type <text:s text:c="5"/>| Null | Key | Default <text:s text:c="10"/>| Extra <text:s text:c="22"/>|</text:p>
      <text:p text:style-name="P1">+-----------+-----------+------+-----+-------------------+-----------------------------+</text:p>
      <text:p text:style-name="P1">| setTemp <text:s text:c="2"/>| int(11) <text:s text:c="2"/>| YES <text:s/>| <text:s text:c="4"/>| NULL <text:s text:c="13"/>| <text:s text:c="28"/>|</text:p>
      <text:p text:style-name="P1">| timeStamp | timestamp | NO <text:s text:c="2"/>| <text:s text:c="4"/>| CURRENT_TIMESTAMP | on update CURRENT_TIMESTAMP |</text:p>
      <text:p text:style-name="P1">| id <text:s text:c="7"/>| int(11) <text:s text:c="2"/>| NO <text:s text:c="2"/>| PRI | NULL <text:s text:c="13"/>| auto_increment <text:s text:c="13"/>|</text:p>
      <text:p text:style-name="P1">+-----------+-----------+------+-----+-------------------+-----------------------------+</text:p>
      <text:p text:style-name="P1">3 rows in set (0.00 sec)</text:p>
      <text:p text:style-name="P1"/>
      <text:p text:style-name="P1">mysql&gt; describe smoker</text:p>
      <text:p text:style-name="P1"><text:s text:c="4"/>-&gt; ;</text:p>
      <text:p text:style-name="P1">+------------+-----------+------+-----+-------------------+-----------------------------+</text:p>
      <text:p text:style-name="P1">| Field <text:s text:c="5"/>| Type <text:s text:c="5"/>| Null | Key | Default <text:s text:c="10"/>| Extra <text:s text:c="22"/>|</text:p>
      <text:p text:style-name="P1">+------------+-----------+------+-----+-------------------+-----------------------------+</text:p>
      <text:p text:style-name="P1">| smokerTemp | int(11) <text:s text:c="2"/>| YES <text:s/>| <text:s text:c="4"/>| NULL <text:s text:c="13"/>| <text:s text:c="28"/>|</text:p>
      <text:p text:style-name="P1">| meatTemp <text:s text:c="2"/>| int(11) <text:s text:c="2"/>| YES <text:s/>| <text:s text:c="4"/>| NULL <text:s text:c="13"/>| <text:s text:c="28"/>|</text:p>
      <text:p text:style-name="P1">| setTemp <text:s text:c="3"/>| int(11) <text:s text:c="2"/>| YES <text:s/>| <text:s text:c="4"/>| NULL <text:s text:c="13"/>| <text:s text:c="28"/>|</text:p>
      <text:p text:style-name="P1">| fanSpeed <text:s text:c="2"/>| int(11) <text:s text:c="2"/>| YES <text:s/>| <text:s text:c="4"/>| NULL <text:s text:c="13"/>| <text:s text:c="28"/>|</text:p>
      <text:p text:style-name="P1">| timeStamp <text:s/>| timestamp | NO <text:s text:c="2"/>| <text:s text:c="4"/>| CURRENT_TIMESTAMP | on update CURRENT_TIMESTAMP |</text:p>
      <text:p text:style-name="P1">| id <text:s text:c="8"/>| int(11) <text:s text:c="2"/>| NO <text:s text:c="2"/>| PRI | NULL <text:s text:c="13"/>| auto_increment <text:s text:c="13"/>|</text:p>
      <text:p text:style-name="P1">+------------+-----------+------+-----+-------------------+-----------------------------+</text:p>
      <text:p text:style-name="P1">6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loemen</meta:initial-creator>
    <meta:creation-date>2016-10-17T19:34:21.214655741</meta:creation-date>
    <dc:date>2016-10-17T19:36:38.536066778</dc:date>
    <dc:creator>Tom Bloemen</dc:creator>
    <meta:editing-duration>PT2M17S</meta:editing-duration>
    <meta:editing-cycles>1</meta:editing-cycles>
    <meta:document-statistic meta:table-count="0" meta:image-count="0" meta:object-count="0" meta:page-count="1" meta:paragraph-count="21" meta:word-count="194" meta:character-count="1584" meta:non-whitespace-character-count="1023"/>
    <meta:generator>LibreOffice/4.3.3.2$Linux_X86_64 LibreOffice_project/430m0$Build-2</meta:generator>
  </office:meta>
</office:document-meta>
</file>